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Text_20_body">
      <style:text-properties officeooo:rsid="0016a25f" officeooo:paragraph-rsid="0016a25f"/>
    </style:style>
    <style:style style:name="P4" style:family="paragraph" style:parent-style-name="Text_20_body">
      <style:text-properties officeooo:rsid="0016a25f" officeooo:paragraph-rsid="00457179"/>
    </style:style>
    <style:style style:name="P5" style:family="paragraph" style:parent-style-name="Text_20_body">
      <style:text-properties officeooo:rsid="0037be33" officeooo:paragraph-rsid="004628fa"/>
    </style:style>
    <style:style style:name="P6" style:family="paragraph" style:parent-style-name="Text_20_body">
      <style:text-properties officeooo:rsid="004913ea" officeooo:paragraph-rsid="004913ea"/>
    </style:style>
    <style:style style:name="P7" style:family="paragraph" style:parent-style-name="Text_20_body">
      <style:text-properties officeooo:paragraph-rsid="004dc1a9"/>
    </style:style>
    <style:style style:name="P8" style:family="paragraph" style:parent-style-name="Text_20_body">
      <style:text-properties officeooo:rsid="004e8786" officeooo:paragraph-rsid="004e8786"/>
    </style:style>
    <style:style style:name="P9" style:family="paragraph" style:parent-style-name="Text_20_body">
      <style:text-properties officeooo:paragraph-rsid="005290af"/>
    </style:style>
    <style:style style:name="P10" style:family="paragraph" style:parent-style-name="Text_20_body">
      <style:text-properties officeooo:rsid="00533d59" officeooo:paragraph-rsid="00533d59"/>
    </style:style>
    <style:style style:name="P11" style:family="paragraph" style:parent-style-name="Text_20_body">
      <style:text-properties officeooo:rsid="00533d59" officeooo:paragraph-rsid="0065bdcb"/>
    </style:style>
    <style:style style:name="P12" style:family="paragraph" style:parent-style-name="Text_20_body">
      <style:text-properties officeooo:paragraph-rsid="0062a2c9"/>
    </style:style>
    <style:style style:name="P13" style:family="paragraph" style:parent-style-name="Text_20_body">
      <style:text-properties officeooo:rsid="0068c5be" officeooo:paragraph-rsid="0076bc89"/>
    </style:style>
    <style:style style:name="P14" style:family="paragraph" style:parent-style-name="Text_20_body">
      <style:text-properties officeooo:paragraph-rsid="00a699cb"/>
    </style:style>
    <style:style style:name="P15" style:family="paragraph" style:parent-style-name="Text_20_body" style:list-style-name="L1">
      <style:text-properties officeooo:rsid="004628fa" officeooo:paragraph-rsid="004628fa"/>
    </style:style>
    <style:style style:name="P16" style:family="paragraph" style:parent-style-name="Text_20_body" style:list-style-name="L1">
      <style:text-properties officeooo:rsid="0046f339" officeooo:paragraph-rsid="0046f339"/>
    </style:style>
    <style:style style:name="P17" style:family="paragraph" style:parent-style-name="Text_20_body" style:list-style-name="L1">
      <style:text-properties officeooo:rsid="004864d2" officeooo:paragraph-rsid="004864d2"/>
    </style:style>
    <style:style style:name="P18" style:family="paragraph" style:parent-style-name="Text_20_body" style:list-style-name="L1">
      <style:text-properties officeooo:rsid="004913ea" officeooo:paragraph-rsid="004913ea"/>
    </style:style>
    <style:style style:name="P19" style:family="paragraph" style:parent-style-name="Text_20_body" style:list-style-name="L2">
      <style:text-properties officeooo:paragraph-rsid="0065bdcb"/>
    </style:style>
    <style:style style:name="P20" style:family="paragraph" style:parent-style-name="Text_20_body" style:list-style-name="L2">
      <style:text-properties fo:font-style="normal" officeooo:rsid="0059ae34" officeooo:paragraph-rsid="0065bdcb" style:font-style-asian="normal" style:font-style-complex="normal"/>
    </style:style>
    <style:style style:name="P21" style:family="paragraph" style:parent-style-name="Text_20_body">
      <style:text-properties officeooo:rsid="006aab38" officeooo:paragraph-rsid="0076bc89"/>
    </style:style>
    <style:style style:name="P22" style:family="paragraph" style:parent-style-name="Text_20_body">
      <style:text-properties officeooo:rsid="0068c5be" officeooo:paragraph-rsid="00a699cb"/>
    </style:style>
    <style:style style:name="P23" style:family="paragraph" style:parent-style-name="Text_20_body">
      <style:text-properties officeooo:paragraph-rsid="00a7c7f9"/>
    </style:style>
    <style:style style:name="P24" style:family="paragraph" style:parent-style-name="Text_20_body">
      <style:text-properties officeooo:rsid="00a82784" officeooo:paragraph-rsid="00a82784"/>
    </style:style>
    <style:style style:name="P25" style:family="paragraph" style:parent-style-name="Text_20_body">
      <style:text-properties officeooo:rsid="00b0d939" officeooo:paragraph-rsid="00b0d939"/>
    </style:style>
    <style:style style:name="P26" style:family="paragraph" style:parent-style-name="Text_20_body">
      <style:text-properties officeooo:paragraph-rsid="00ba8c5c"/>
    </style:style>
    <style:style style:name="P27" style:family="paragraph" style:parent-style-name="Text_20_body">
      <style:text-properties officeooo:rsid="00baa670" officeooo:paragraph-rsid="00baa670"/>
    </style:style>
    <style:style style:name="P28" style:family="paragraph" style:parent-style-name="Text_20_body">
      <style:text-properties officeooo:paragraph-rsid="00c1a081"/>
    </style:style>
    <style:style style:name="P29" style:family="paragraph" style:parent-style-name="Text_20_body">
      <style:text-properties officeooo:rsid="00c338aa" officeooo:paragraph-rsid="00c338aa"/>
    </style:style>
    <style:style style:name="P30" style:family="paragraph" style:parent-style-name="Text_20_body" style:list-style-name="L3">
      <style:text-properties officeooo:rsid="00c59e65" officeooo:paragraph-rsid="00c59e65"/>
    </style:style>
    <style:style style:name="P31" style:family="paragraph" style:parent-style-name="Text_20_body" style:list-style-name="L3">
      <style:text-properties officeooo:rsid="00c86822" officeooo:paragraph-rsid="00c86822"/>
    </style:style>
    <style:style style:name="P32" style:family="paragraph" style:parent-style-name="Text_20_body" style:list-style-name="L3">
      <style:text-properties officeooo:rsid="00ca3f78" officeooo:paragraph-rsid="00ca3f78"/>
    </style:style>
    <style:style style:name="P33" style:family="paragraph" style:parent-style-name="Text_20_body" style:list-style-name="L3">
      <style:text-properties officeooo:rsid="00cb9bac" officeooo:paragraph-rsid="00cb9bac"/>
    </style:style>
    <style:style style:name="P34" style:family="paragraph" style:parent-style-name="Text_20_body">
      <style:text-properties officeooo:rsid="00cb9bac" officeooo:paragraph-rsid="00cb9bac"/>
    </style:style>
    <style:style style:name="P35" style:family="paragraph" style:parent-style-name="Heading_20_1">
      <style:text-properties officeooo:rsid="004cd4de" officeooo:paragraph-rsid="004cd4de"/>
    </style:style>
    <style:style style:name="P36" style:family="paragraph" style:parent-style-name="Heading_20_1">
      <style:text-properties officeooo:rsid="004dc1a9" officeooo:paragraph-rsid="004dc1a9"/>
    </style:style>
    <style:style style:name="P37" style:family="paragraph" style:parent-style-name="Heading_20_1">
      <style:text-properties officeooo:rsid="00a7c7f9" officeooo:paragraph-rsid="00a7c7f9"/>
    </style:style>
    <style:style style:name="P38" style:family="paragraph" style:parent-style-name="Heading_20_2">
      <style:text-properties officeooo:rsid="000d5041" officeooo:paragraph-rsid="000d5041"/>
    </style:style>
    <style:style style:name="P39" style:family="paragraph" style:parent-style-name="Heading_20_2">
      <style:text-properties officeooo:rsid="004dc1a9" officeooo:paragraph-rsid="004dc1a9"/>
    </style:style>
    <style:style style:name="P40" style:family="paragraph" style:parent-style-name="Heading_20_2">
      <style:text-properties officeooo:rsid="00a7c7f9" officeooo:paragraph-rsid="00a7c7f9"/>
    </style:style>
    <style:style style:name="P41" style:family="paragraph" style:parent-style-name="Heading_20_3">
      <style:text-properties officeooo:rsid="005290af" officeooo:paragraph-rsid="005290af"/>
    </style:style>
    <style:style style:name="P42" style:family="paragraph" style:parent-style-name="Heading_20_3">
      <style:text-properties officeooo:rsid="0062a2c9" officeooo:paragraph-rsid="0062a2c9"/>
    </style:style>
    <style:style style:name="P43" style:family="paragraph" style:parent-style-name="Heading_20_3">
      <style:text-properties officeooo:rsid="00ba8c5c" officeooo:paragraph-rsid="00ba8c5c"/>
    </style:style>
    <style:style style:name="P44" style:family="paragraph" style:parent-style-name="Heading_20_3">
      <style:text-properties officeooo:rsid="00c1a081" officeooo:paragraph-rsid="00c1a081"/>
    </style:style>
    <style:style style:name="P45" style:family="paragraph" style:parent-style-name="Heading_20_3">
      <style:text-properties officeooo:rsid="00ce56b6" officeooo:paragraph-rsid="00ce56b6"/>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style:style style:name="T4" style:family="text">
      <style:text-properties officeooo:rsid="0016b0cd"/>
    </style:style>
    <style:style style:name="T5" style:family="text">
      <style:text-properties officeooo:rsid="001cf5b0"/>
    </style:style>
    <style:style style:name="T6" style:family="text">
      <style:text-properties officeooo:rsid="002862d8"/>
    </style:style>
    <style:style style:name="T7" style:family="text">
      <style:text-properties officeooo:rsid="0037be33"/>
    </style:style>
    <style:style style:name="T8" style:family="text">
      <style:text-properties officeooo:rsid="0046f339"/>
    </style:style>
    <style:style style:name="T9" style:family="text">
      <style:text-properties officeooo:rsid="004913ea"/>
    </style:style>
    <style:style style:name="T10" style:family="text">
      <style:text-properties officeooo:rsid="004a0d48"/>
    </style:style>
    <style:style style:name="T11" style:family="text">
      <style:text-properties officeooo:rsid="004ffc6b"/>
    </style:style>
    <style:style style:name="T12" style:family="text">
      <style:text-properties officeooo:rsid="0054695b"/>
    </style:style>
    <style:style style:name="T13" style:family="text">
      <style:text-properties officeooo:rsid="00563a37"/>
    </style:style>
    <style:style style:name="T14" style:family="text">
      <style:text-properties fo:font-style="italic" officeooo:rsid="00563a37"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563a37" style:font-style-asian="normal" style:font-style-complex="normal"/>
    </style:style>
    <style:style style:name="T17" style:family="text">
      <style:text-properties fo:font-style="normal" officeooo:rsid="005647ff" style:font-style-asian="normal" style:font-style-complex="normal"/>
    </style:style>
    <style:style style:name="T18" style:family="text">
      <style:text-properties fo:font-style="normal" officeooo:rsid="005796bc" style:font-style-asian="normal" style:font-style-complex="normal"/>
    </style:style>
    <style:style style:name="T19" style:family="text">
      <style:text-properties fo:font-style="normal" officeooo:rsid="0058bf04" style:font-style-asian="normal" style:font-style-complex="normal"/>
    </style:style>
    <style:style style:name="T20" style:family="text">
      <style:text-properties fo:font-style="normal" officeooo:rsid="0059004c" style:font-style-asian="normal" style:font-style-complex="normal"/>
    </style:style>
    <style:style style:name="T21" style:family="text">
      <style:text-properties fo:font-style="normal" officeooo:rsid="005b8baf" style:font-style-asian="normal" style:font-style-complex="normal"/>
    </style:style>
    <style:style style:name="T22" style:family="text">
      <style:text-properties fo:font-style="normal" officeooo:rsid="005d258f" style:font-style-asian="normal" style:font-style-complex="normal"/>
    </style:style>
    <style:style style:name="T23" style:family="text">
      <style:text-properties fo:font-style="normal" officeooo:rsid="005f2151" style:font-style-asian="normal" style:font-style-complex="normal"/>
    </style:style>
    <style:style style:name="T24" style:family="text">
      <style:text-properties fo:font-style="normal" officeooo:rsid="00604c5d" style:font-style-asian="normal" style:font-style-complex="normal"/>
    </style:style>
    <style:style style:name="T25" style:family="text">
      <style:text-properties fo:font-style="normal" officeooo:rsid="00607b58" style:font-style-asian="normal" style:font-style-complex="normal"/>
    </style:style>
    <style:style style:name="T26" style:family="text">
      <style:text-properties fo:font-style="normal" officeooo:rsid="0060f6a0" style:font-style-asian="normal" style:font-style-complex="normal"/>
    </style:style>
    <style:style style:name="T27" style:family="text">
      <style:text-properties fo:font-style="normal" officeooo:rsid="00621e97" style:font-style-asian="normal" style:font-style-complex="normal"/>
    </style:style>
    <style:style style:name="T28" style:family="text">
      <style:text-properties fo:font-style="normal" officeooo:rsid="00666e48" style:font-style-asian="normal" style:font-style-complex="normal"/>
    </style:style>
    <style:style style:name="T29" style:family="text">
      <style:text-properties officeooo:rsid="006577e6"/>
    </style:style>
    <style:style style:name="T30" style:family="text">
      <style:text-properties officeooo:rsid="00679681"/>
    </style:style>
    <style:style style:name="T31" style:family="text">
      <style:text-properties officeooo:rsid="006aab38"/>
    </style:style>
    <style:style style:name="T32" style:family="text">
      <style:text-properties officeooo:rsid="006f6b4a"/>
    </style:style>
    <style:style style:name="T33" style:family="text">
      <style:text-properties officeooo:rsid="007bfb53"/>
    </style:style>
    <style:style style:name="T34" style:family="text">
      <style:text-properties officeooo:rsid="00930368"/>
    </style:style>
    <style:style style:name="T35" style:family="text">
      <style:text-properties officeooo:rsid="00a82784"/>
    </style:style>
    <style:style style:name="T36" style:family="text">
      <style:text-properties officeooo:rsid="00bbaae6"/>
    </style:style>
    <style:style style:name="T37" style:family="text">
      <style:text-properties officeooo:rsid="00bf579f"/>
    </style:style>
    <style:style style:name="T38" style:family="text">
      <style:text-properties officeooo:rsid="00c513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Tracedroid Analysis Platform: An Upda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8" text:outline-level="2"><text:soft-page-break/>Abstract</text:h>
      <text:p text:style-name="P1"/>
      <text:p text:style-name="P2"><text:span text:style-name="T1">The </text:span>Android <text:span text:style-name="T1">operating system, with 2 billion devices monthly active and an estimated market share over 80%, it is growing faster than the expectations. Together with the growth of the number of devices that uses Android goes also the number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that provides both static and dynamic analysis by means of integrating ANDROGUARD and an android sandbox.</text:span></text:p>
      <text:p text:style-name="P2"><text:tab/><text:span text:style-name="T3">The android sandbox, of the cited framework, is the engine that provides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text:p text:style-name="P2"/>
      <text:h text:style-name="P35" text:outline-level="1">Chapter 1</text:h>
      <text:h text:style-name="Heading_20_2" text:outline-level="2">Introduction</text:h>
      <text:p text:style-name="Text_20_body"/>
      <text:p text:style-name="P3">Android, with over 2 billion devices monthly active <text:span text:style-name="T4">(as of May 2017)</text:span>, is the most used mobile operating system [3]. Google choice of designing an operating system both open source and compatible with different hardware made it an attractive solutions for smartphone manufacturers [6], <text:span text:style-name="T4">contributing in increasing its mobile OS market share to the point of reaching 86% in the third quarter of 2016 [7]. One of the key components of Google's operating system is that it makes it easy for the developers to use the platform [6], as a consequence the increasing number of users is directly proportional to the increasing number of app programmers. This led to 2.800.000 apps available and more than 65 billion cumulative downloads from 2010 [8, 9]. </text:span></text:p>
      <text:p text:style-name="P3"><text:tab/><text:span text:style-name="T5">The growth of this platform did not come without drawbacks. It, in fact, became the target of malwares with the aim of stealing data or money from the users. Kaspersky lab [2] detected in 2016 over 8 million malicious installation packages, showing that android security is at risk. In late May 2017, as a confirm to this, a malware, named Judy, was discovered in circa 50 apps in the play store [5]. The apps containing the malicious code have been downloaded approximately 36 million times and were responsible for generating fraudulent clicks to gain money from adverts. Another example of a </text:span><text:soft-page-break/><text:span text:style-name="T5">recent (April 2017) malware available directly from the play store is the Dvmap one [11]. It is a sophisticated trojan that not only installs its modules into the system but it also injects the code into the system runtime libraries. 50.000 times is the estimation of the malicious program total downloads. </text:span></text:p>
      <text:p text:style-name="P3"><text:tab/><text:span text:style-name="T6">Both Google and the scientific community have acknowledged the gravity of the situation. Google, recently, developed a new system, dubbed Play Protect, that actively scans your device and new versions of apps uploaded to the play store to perform malware detection [4]. The system is brand new (May 2017), and aims at being a bigger security framework including safe browsing protection and to locate and lock your device in case it has been lost. The scientific community, on the other hand, was also aware of the situation since the early days of android. Many tools have been developed for static analysis and dynamic one. The former is performed by analyzing the source code or the byte code of an application, the ANDROGUARD framework is an example of a tool performing this [12]. The latter, at the contrary, is performed by analyzing a program when is running, ANDRUBIS, FORSAFE, JOE SANDBOX MOBILE and TRACEDROID are examples of sandboxes performing dynamic analysis [10]. </text:span></text:p>
      <text:p text:style-name="P4"><text:tab/><text:span text:style-name="T7">We present, in this paper, an update of the TRACEDROID sandbox in order to increase the compatibility with android applications [1]. This sandbox is the core of dynamic analysis of a larger automated framework, dubbed TRACEDROID ANALYSIS PLATFORM (TAP), that performs both dynamic analysis and static one with the integration of ANDROGUARD. TRACEDROID is a sandbox based on android 2.3 that works by modifying the core files of the Dalvik Virtual Machine to enable profiling and trace dynamically the execution of an application. The main goal of the update is to port it to android 4.4: the last android version to have the Dalvik Virtual Machine as the default runtime environment.</text:span></text:p>
      <text:p text:style-name="P5"><text:tab/>The paper has the following structure:</text:p>
      <text:list xml:id="list4139282090043196994" text:style-name="L1">
        <text:list-item>
          <text:p text:style-name="P15">Chapter 2: explains the main concepts about android architecture useful at understanding the design and implementation of the system being ported.</text:p>
        </text:list-item>
        <text:list-item>
          <text:p text:style-name="P15">Chapter 3: <text:span text:style-name="T8">the TRACEDROID design is described in detail in a zoom in fashion.</text:span></text:p>
        </text:list-item>
        <text:list-item>
          <text:p text:style-name="P16">Chapter 4: the implementation notes and limitations are discussed.</text:p>
        </text:list-item>
        <text:list-item>
          <text:p text:style-name="P17">Chapter 5: <text:span text:style-name="T9">we provide an evaluation of the system aimed at checking the increase of compatibility with android applications.</text:span></text:p>
        </text:list-item>
        <text:list-item>
          <text:p text:style-name="P18">Chapter 6: <text:span text:style-name="T10">we describe future related to android 7 for dynamic analysis and we conclude with some general notes.</text:span></text:p>
        </text:list-item>
      </text:list>
      <text:p text:style-name="P6"/>
      <text:h text:style-name="P36" text:outline-level="1"><text:soft-page-break/>Chapter 2</text:h>
      <text:h text:style-name="P39" text:outline-level="2">Background knowledge</text:h>
      <text:p text:style-name="P7"/>
      <text:p text:style-name="P8">TRACEDROID sandbox enables profiling of android applications by modifying the <text:span text:style-name="T32">D</text:span>alvik <text:span text:style-name="T32">VM </text:span>of android [1]. It is important, hence, to understand how android works, its system architecture and especially how the <text:span text:style-name="T11">virtual machine that runs the application is structured. We give in this section a brief overview of the whole android architecture and we explain in more detail the runtime core, namely the DVM.</text:span></text:p>
      <text:p text:style-name="P8"/>
      <text:h text:style-name="P41" text:outline-level="3">Android System Architecture</text:h>
      <text:p text:style-name="P9"/>
      <text:p text:style-name="P11">The <text:span text:style-name="T29">5 </text:span>layers that compose <text:span text:style-name="T12">Android</text:span> at the software level are shown in figure 2.1. <text:span text:style-name="T30">We give as follows a brief overview of the Android system architecture [13]:</text:span></text:p>
      <text:list xml:id="list7830952732316894169" text:style-name="L2">
        <text:list-item>
          <text:p text:style-name="P19"><text:span text:style-name="T13">We cane see that at the bottom we have the </text:span><text:span text:style-name="T14">Linux kernel</text:span><text:span text:style-name="T16">, </text:span><text:span text:style-name="T17">a slightly modified version of the standard one. </text:span><text:span text:style-name="T18">The </text:span><text:span text:style-name="T19">improvements</text:span><text:span text:style-name="T18"> are aimed at adapting </text:span><text:span text:style-name="T19">the </text:span><text:span text:style-name="T20">kernel</text:span><text:span text:style-name="T18"> to the hardware constraints of the mobile devices. </text:span></text:p>
        </text:list-item>
        <text:list-item>
          <text:p text:style-name="P20">The libraries layer is a set of C/C++ essential C libraries rewritten to support ARM architecture. These libraries are accessible from the application framework. </text:p>
        </text:list-item>
        <text:list-item>
          <text:p text:style-name="P19"><text:span text:style-name="T21">The runtime is based on the dalvik virtual machine, with its specific libraries, and a collection of core libraries, </text:span><text:span text:style-name="T22">specifically </text:span><text:span text:style-name="T21">the interoperability libraries of the Java programming language. </text:span><text:span text:style-name="T25">Since version 4.4 (cod</text:span><text:span text:style-name="T28">e</text:span><text:span text:style-name="T25">name Kitkat) it is written in C++.</text:span><text:span text:style-name="T21"> </text:span></text:p>
        </text:list-item>
        <text:list-item>
          <text:p text:style-name="P19"><text:span text:style-name="T23">The </text:span><text:span text:style-name="T24">Application Framework, </text:span><text:span text:style-name="T26">written in Java and interpreted by the DVM,</text:span><text:span text:style-name="T24"> is the main layer of the android framework and provides a rich set of components used by the applications to access the device functionalities. It contains also background processes that manages running applications and interoperability between them. </text:span></text:p>
        </text:list-item>
        <text:list-item>
          <text:p text:style-name="P19"><text:span text:style-name="T25">The last and higher layer is the Applications layer. </text:span><text:span text:style-name="T26">Applications are built on top of the Applications Framework and provide the interfaces the end users interact with. </text:span><text:span text:style-name="T27">Most of the apps are written in Java but developers are also free to this programming language with native code for different purposes (e.g. games that extensively use GPU).</text:span></text:p>
        </text:list-item>
      </text:list>
      <text:p text:style-name="P10"/>
      <text:h text:style-name="P42" text:outline-level="3"><text:span text:style-name="T27">T</text:span><text:span text:style-name="T15">he Dalvik Virtual Machine</text:span></text:h>
      <text:p text:style-name="P12"/>
      <text:p text:style-name="P13"><text:soft-page-break/>Google decided to adopt Java as the programming language to write Android applications due to its popularity and pervasive nature. <text:span text:style-name="T31">The Java bytecode produced by the language is the interpreted and executed by a virtual machine. A Java mobile ecosystem already existed, named JME, but due to its fragmentation Google created its own suite of tools and its own VM, called Dalvik Virtual Machine [14]. </text:span></text:p>
      <text:p text:style-name="P21"><text:tab/>Google implemented this VM with the awareness of the hardware constraints of the devices running their operating system. Smartphones, in fact, have a limited processor speed, limited RAM size, no swap space and are powered by battery. The runtime core, nevertheless, is based on modern OS principles and process isolation is granted by having each application running in its own instance of the DVM. This, furthermore, improves also security by virtue of the sandboxed nature of a virtual machine. </text:p>
      <text:p text:style-name="P13"><text:tab/><text:span text:style-name="T33">Android OS developers, at the byte code level, performed also an optimization by adopting a different format with the primary goal of conserving memory. The new format, called DEX (Dalvik Executable) bytecode, differs from the standard bytecode by the fact that Java .class files, obtained after compiling the sources, are converted into a single .dex file using the 'dx' utility. The standard .class files have their private heterogeneous constant pool for storing different types of constants, on the other hand the .dex file has different type specific constant pools shared among all the classes of the same program. These constant part account for a big part of the Java class files, circa 61%. Space is, hence, saved by having extra pointers that reference the same constants in the shared constant pools.</text:span></text:p>
      <text:p text:style-name="P13"><text:tab/><text:span text:style-name="T34">One of the fundamental components of the DVM is the Zygote process. This special VM process is started at boot and is the parent of all the future spawned VM. Once started it initializes the core libraries and listen for the request of a new application. In this case the fork() command is called and a new VM instance is started. Forking a VM allows to share the core libraries and minimize the startup time. Each Applications, as a consequence, runs in its own isolated process which has a unique UID (user identifier) that can only access the set of features, verified during installation, requested in its manifest.xml file. This design enforces not only minimized load times but also increases the whole OS security.</text:span></text:p>
      <text:p text:style-name="P22"><text:tab/>Another difference between the JVM and Google implementation is that the architecture is not Stack-based but register-based. Standard virtual machines are based on Stack data structures because of its simplicity. The DVM, at the contrary, that is based on registers lacks code density (circa 25% larger source code) but increases the overall performance of about 32%. Having in mind all the hardware constraints of the devices the Android OS is designed for, this is an acceptable compromise.</text:p>
      <text:p text:style-name="P14"/>
      <text:h text:style-name="P37" text:outline-level="1">Chapter 3</text:h>
      <text:h text:style-name="P40" text:outline-level="2">Design</text:h>
      <text:p text:style-name="P23"/>
      <text:p text:style-name="P25"><text:soft-page-break/>The TARCEDROID sandbox is the core of the dynamic analysis provided by the TAP framework [1]. <text:span text:style-name="T35">We present, in this section, the aim this modified Android OS and its main design points. This overview is fundamental in understanding both how the program works and how the porting process, discussed in the next chapter, has been performed.</text:span></text:p>
      <text:p text:style-name="P25"/>
      <text:h text:style-name="P43" text:outline-level="3">What to collect</text:h>
      <text:p text:style-name="P26"/>
      <text:p text:style-name="P27">The main goal of the sandbox is to perform dynamic analysis of Android application to provide extensive and relevant traces of an executed application. <text:span text:style-name="T36">The output should provide an overview of the app behaviour and its control flows. Cyber security experts can, afterworlds, analyze the obtained results to understand whether the analyzed code is malicious and, hence, be classified as malware.</text:span></text:p>
      <text:p text:style-name="P27"><text:tab/><text:span text:style-name="T37">Android applications are written in Java programming language and after been compiled in .dex file format they are executed by the Dalvik Virtual Machine that interprets the code. This intermediate runtime layer, described extensively in the previous section, is where the core of dynamic analysis resides. Here the modified version of the VM, dubbed TRACEDROID, traces all the relevant data of a running process. The profile obtained should contain specific information like the names of the method called, the caller classes names, the type and value of parameters and returning values and the timestamps of the computations. </text:span></text:p>
      <text:p text:style-name="P27"/>
      <text:h text:style-name="P44" text:outline-level="3">Specifications</text:h>
      <text:p text:style-name="P28"/>
      <text:p text:style-name="P29">TRACEDROID aims at extending the already default Android profiling in giving more accurate and precise information about methods execution and process flow. <text:span text:style-name="T38">The traces should be as close as possible to the Java source code of the .dex file running in the DVM. The following are the main requirements that the dynamic analysis program should implement:</text:span></text:p>
      <text:list xml:id="list8382674277658268143" text:style-name="L3">
        <text:list-item>
          <text:p text:style-name="P30">A common interface that specifies which app should be analysed at runtime.</text:p>
        </text:list-item>
        <text:list-item>
          <text:p text:style-name="P31">A common interface to store the output in files which are named in such a way to understand the process and the thread the traces are generated from.</text:p>
        </text:list-item>
        <text:list-item>
          <text:p text:style-name="P32">Providing full automation through its interfaces in order to be plugged in a bigger framework as TAP.</text:p>
        </text:list-item>
        <text:list-item>
          <text:p text:style-name="P32">The traces should consist of the following:</text:p>
          <text:list>
            <text:list-item>
              <text:p text:style-name="P32">Timestamps of when each computation takes place</text:p>
            </text:list-item>
            <text:list-item>
              <text:p text:style-name="P32">Caller class name.</text:p>
            </text:list-item>
            <text:list-item>
              <text:p text:style-name="P32"><text:soft-page-break/>Called method name.</text:p>
            </text:list-item>
            <text:list-item>
              <text:p text:style-name="P32">Values and types of the parameters and return values.</text:p>
            </text:list-item>
            <text:list-item>
              <text:p text:style-name="P33">Thrown exceptions unwinding.</text:p>
            </text:list-item>
            <text:list-item>
              <text:p text:style-name="P33">Indentation of the calls in order to make it easier to understand the results.</text:p>
            </text:list-item>
          </text:list>
        </text:list-item>
      </text:list>
      <text:p text:style-name="P34"/>
      <text:h text:style-name="P45" text:outline-level="3">Sequence Diagram </text:h>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7-04T18:26:07.190361493</dc:date>
    <dc:creator>dimitri </dc:creator>
    <meta:editing-duration>PT8H45M47S</meta:editing-duration>
    <meta:editing-cycles>190</meta:editing-cycles>
    <meta:document-statistic meta:table-count="0" meta:image-count="0" meta:object-count="0" meta:page-count="7" meta:paragraph-count="52" meta:word-count="2026" meta:character-count="12486" meta:non-whitespace-character-count="10510"/>
  </office:meta>
</office:document-meta>
</file>